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Object.add( String 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Object.setSet( TreeSet &lt; String &gt; 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87_treeset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estObject.get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